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leObj1" manifest:media-type=""/>
  <manifest:file-entry manifest:full-path="ObjectReplacements/OleObj2" manifest:media-type=""/>
  <manifest:file-entry manifest:full-path="ObjectReplacements/OleObj3" manifest:media-type=""/>
  <manifest:file-entry manifest:full-path="ObjectReplacements/OleObj4" manifest:media-type=""/>
  <manifest:file-entry manifest:full-path="ObjectReplacements/OleObj5" manifest:media-type=""/>
  <manifest:file-entry manifest:full-path="ObjectReplacements/OleObj6" manifest:media-type=""/>
  <manifest:file-entry manifest:full-path="OleObj6" manifest:media-type="application/octet-stream"/>
  <manifest:file-entry manifest:full-path="Configurations2/" manifest:media-type="application/vnd.sun.xml.ui.configuration"/>
  <manifest:file-entry manifest:full-path="OleObj1" manifest:media-type="application/octet-stream"/>
  <manifest:file-entry manifest:full-path="OleObj2" manifest:media-type="application/octet-stream"/>
  <manifest:file-entry manifest:full-path="manifest.rdf" manifest:media-type="application/rdf+xml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1" svg:font-family="Calibri"/>
    <style:font-face style:name="Consolas" svg:font-family="Consolas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style:contextual-spacing="false" fo:line-height="115%" fo:text-align="start" style:justify-single-word="false"/>
    </style:style>
    <style:style style:name="P2" style:family="paragraph" style:parent-style-name="Standard">
      <style:paragraph-properties fo:margin-top="0in" fo:margin-bottom="0.139in" style:contextual-spacing="false" fo:line-height="100%" fo:text-align="start" style:justify-single-word="false"/>
    </style:style>
    <style:style style:name="P3" style:family="paragraph" style:parent-style-name="Standard">
      <style:paragraph-properties fo:margin-top="0in" fo:margin-bottom="0.139in" style:contextual-spacing="false" fo:line-height="115%" fo:text-align="start" style:justify-single-word="false"/>
      <style:text-properties fo:color="#000000" loext:opacity="100%" style:font-name="Consolas" fo:font-size="9.5pt" fo:font-weight="normal" fo:background-color="transparent" style:font-name-asian="Consolas" style:font-name-complex="Consolas"/>
    </style:style>
    <style:style style:name="P4" style:family="paragraph" style:parent-style-name="Standard">
      <style:paragraph-properties fo:margin-top="0in" fo:margin-bottom="0.139in" style:contextual-spacing="false" fo:line-height="100%" fo:text-align="start" style:justify-single-word="false"/>
      <style:text-properties fo:color="#000000" loext:opacity="100%" style:font-name="Consolas" fo:font-size="9.5pt" fo:font-weight="normal" fo:background-color="transparent" style:font-name-asian="Consolas" style:font-name-complex="Consolas"/>
    </style:style>
    <style:style style:name="P5" style:family="paragraph" style:parent-style-name="Standard">
      <style:paragraph-properties fo:margin-top="0in" fo:margin-bottom="0.139in" style:contextual-spacing="false" fo:line-height="115%" fo:text-align="start" style:justify-single-word="false"/>
      <style:text-properties fo:color="#008000" loext:opacity="100%" style:font-name="Consolas" fo:font-size="9.5pt" fo:font-weight="normal" fo:background-color="transparent" style:font-name-asian="Consolas" style:font-name-complex="Consolas"/>
    </style:style>
    <style:style style:name="T1" style:family="text">
      <style:text-properties fo:color="#0000ff" loext:opacity="100%" style:font-name="Consolas" fo:font-size="9.5pt" fo:font-weight="normal" fo:background-color="transparent" loext:char-shading-value="0" style:font-name-asian="Consolas" style:font-name-complex="Consolas"/>
    </style:style>
    <style:style style:name="T2" style:family="text">
      <style:text-properties fo:color="#000000" loext:opacity="100%" style:font-name="Consolas" fo:font-size="9.5pt" fo:font-weight="normal" fo:background-color="transparent" loext:char-shading-value="0" style:font-name-asian="Consolas" style:font-name-complex="Consolas"/>
    </style:style>
    <style:style style:name="T3" style:family="text">
      <style:text-properties fo:color="#808080" loext:opacity="100%" style:font-name="Consolas" fo:font-size="9.5pt" fo:font-weight="normal" fo:background-color="transparent" loext:char-shading-value="0" style:font-name-asian="Consolas" style:font-name-complex="Consolas"/>
    </style:style>
    <style:style style:name="T4" style:family="text">
      <style:text-properties fo:color="#ff0000" loext:opacity="100%" style:font-name="Consolas" fo:font-size="9.5pt" fo:font-weight="normal" fo:background-color="transparent" loext:char-shading-value="0" style:font-name-asian="Consolas" style:font-name-complex="Consolas"/>
    </style:style>
    <style:style style:name="T5" style:family="text">
      <style:text-properties fo:color="#ff00ff" loext:opacity="100%" style:font-name="Consolas" fo:font-size="9.5pt" fo:font-weight="normal" fo:background-color="transparent" loext:char-shading-value="0" style:font-name-asian="Consolas" style:font-name-complex="Consolas"/>
    </style:style>
    <style:style style:name="T6" style:family="text">
      <style:text-properties style:use-window-font-color="true" loext:opacity="0%" style:font-name="Calibri1" fo:font-size="11pt" fo:font-weight="normal" fo:background-color="transparent" loext:char-shading-value="0" style:font-name-asian="Calibri1" style:font-name-complex="Calibri1"/>
    </style:style>
    <style:style style:name="fr1" style:family="graphic" style:parent-style-name="OLE">
      <style:graphic-properties style:vertical-pos="top" style:vertical-rel="baseline" draw:ole-draw-aspect="1" draw:visible-area-top="0in" draw:visible-area-width="1.9685in" draw:visible-area-height="1.9685i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reate</text:span><text:span text:style-name="T2"> </text:span><text:span text:style-name="T1">database</text:span><text:span text:style-name="T2"> CodeBase_Test</text:span></text:p>
      <text:p text:style-name="P3"/>
      <text:p text:style-name="P1"><text:span text:style-name="T1">use</text:span><text:span text:style-name="T2"> CodeBase_Test</text:span></text:p>
      <text:p text:style-name="P3"/>
      <text:p text:style-name="P3"/>
      <text:p text:style-name="P5">--Table1 Created</text:p>
      <text:p text:style-name="P1"><text:span text:style-name="T1">create</text:span><text:span text:style-name="T2"> </text:span><text:span text:style-name="T1">table</text:span><text:span text:style-name="T2"> books</text:span><text:span text:style-name="T3">(</text:span></text:p>
      <text:p text:style-name="P3"/>
      <text:p text:style-name="P1"><text:span text:style-name="T2">id </text:span><text:span text:style-name="T1">int</text:span><text:span text:style-name="T2"> </text:span><text:span text:style-name="T1">primary</text:span><text:span text:style-name="T2"> </text:span><text:span text:style-name="T1">key</text:span><text:span text:style-name="T3">,</text:span></text:p>
      <text:p text:style-name="P3"/>
      <text:p text:style-name="P1"><text:span text:style-name="T2">title </text:span><text:span text:style-name="T1">varchar</text:span><text:span text:style-name="T3">(</text:span><text:span text:style-name="T2">30</text:span><text:span text:style-name="T3">),</text:span></text:p>
      <text:p text:style-name="P3"/>
      <text:p text:style-name="P1"><text:span text:style-name="T2">author </text:span><text:span text:style-name="T1">varchar</text:span><text:span text:style-name="T3">(</text:span><text:span text:style-name="T2">20</text:span><text:span text:style-name="T3">),</text:span></text:p>
      <text:p text:style-name="P3"/>
      <text:p text:style-name="P1"><text:span text:style-name="T2">isbn <text:s/></text:span><text:span text:style-name="T1">bigint</text:span><text:span text:style-name="T2"> </text:span><text:span text:style-name="T1">unique</text:span><text:span text:style-name="T2"> </text:span><text:span text:style-name="T3">,</text:span></text:p>
      <text:p text:style-name="P3"/>
      <text:p text:style-name="P1"><text:span text:style-name="T2">published_date </text:span><text:span text:style-name="T1">datetime</text:span><text:span text:style-name="T3">)</text:span></text:p>
      <text:p text:style-name="P3"/>
      <text:p text:style-name="P3"><text:s/></text:p>
      <text:p text:style-name="P5">--Inserting the values to the table 1</text:p>
      <text:p text:style-name="P1"><text:span text:style-name="T1">insert</text:span><text:span text:style-name="T2"> </text:span><text:span text:style-name="T1">into</text:span><text:span text:style-name="T2"> books </text:span><text:span text:style-name="T1">values</text:span><text:span text:style-name="T3">(</text:span><text:span text:style-name="T2">1</text:span><text:span text:style-name="T3">,</text:span><text:span text:style-name="T4">'My First SQL book'</text:span><text:span text:style-name="T3">,</text:span><text:span text:style-name="T4">'Marry Parker'</text:span><text:span text:style-name="T3">,</text:span><text:span text:style-name="T2">981483029127</text:span><text:span text:style-name="T3">,</text:span><text:span text:style-name="T4">'2012-02-22 12:08:17'</text:span><text:span text:style-name="T3">),</text:span></text:p>
      <text:p text:style-name="P3"/>
      <text:p text:style-name="P1"><text:span text:style-name="T3">(</text:span><text:span text:style-name="T2">2</text:span><text:span text:style-name="T3">,</text:span><text:span text:style-name="T4">'My Second SQL book'</text:span><text:span text:style-name="T3">,</text:span><text:span text:style-name="T4">'john Mayer'</text:span><text:span text:style-name="T3">,</text:span><text:span text:style-name="T2">857300923713</text:span><text:span text:style-name="T3">,</text:span><text:span text:style-name="T4">'1972-07-03 09:22:45'</text:span><text:span text:style-name="T3">),</text:span></text:p>
      <text:p text:style-name="P3"/>
      <text:p text:style-name="P1"><text:span text:style-name="T3">(</text:span><text:span text:style-name="T2">3</text:span><text:span text:style-name="T3">,</text:span><text:span text:style-name="T4">'My third Sql book'</text:span><text:span text:style-name="T3">,</text:span><text:span text:style-name="T4">'cary flint'</text:span><text:span text:style-name="T3">,</text:span><text:span text:style-name="T2">523120967812</text:span><text:span text:style-name="T3">,</text:span><text:span text:style-name="T4">'2015-10-18 14:05:44'</text:span><text:span text:style-name="T3">)</text:span></text:p>
      <text:p text:style-name="P3"/>
      <text:p text:style-name="P1"><text:span text:style-name="T1">select</text:span><text:span text:style-name="T2"> </text:span><text:span text:style-name="T3">*</text:span><text:span text:style-name="T2"> </text:span><text:span text:style-name="T1">from</text:span><text:span text:style-name="T2"> books</text:span></text:p>
      <text:p text:style-name="P3"/>
      <text:p text:style-name="P3"/>
      <text:p text:style-name="P5"><text:soft-page-break/>--table -2 reviews</text:p>
      <text:p text:style-name="P1"><text:span text:style-name="T1">create</text:span><text:span text:style-name="T2"> </text:span><text:span text:style-name="T1">table</text:span><text:span text:style-name="T2"> Reviews</text:span></text:p>
      <text:p text:style-name="P1"><text:span text:style-name="T3">(</text:span><text:span text:style-name="T2">Rev_Id </text:span><text:span text:style-name="T1">int</text:span><text:span text:style-name="T3">,</text:span></text:p>
      <text:p text:style-name="P1"><text:span text:style-name="T2">Book_id </text:span><text:span text:style-name="T1">int</text:span><text:span text:style-name="T3">,</text:span></text:p>
      <text:p text:style-name="P1"><text:span text:style-name="T2">Reviewer_name </text:span><text:span text:style-name="T1">varchar</text:span><text:span text:style-name="T3">(</text:span><text:span text:style-name="T2">20</text:span><text:span text:style-name="T3">),</text:span></text:p>
      <text:p text:style-name="P1"><text:span text:style-name="T2">Content </text:span><text:span text:style-name="T1">varchar</text:span><text:span text:style-name="T3">(</text:span><text:span text:style-name="T2">25</text:span><text:span text:style-name="T3">),</text:span></text:p>
      <text:p text:style-name="P1"><text:span text:style-name="T2">Rating </text:span><text:span text:style-name="T1">int</text:span><text:span text:style-name="T3">,</text:span></text:p>
      <text:p text:style-name="P1"><text:span text:style-name="T2">Published_Date </text:span><text:span text:style-name="T1">DateTime</text:span><text:span text:style-name="T3">)</text:span></text:p>
      <text:p text:style-name="P3"/>
      <text:p text:style-name="P3"/>
      <text:p text:style-name="P1"><text:span text:style-name="T1">insert</text:span><text:span text:style-name="T2"> </text:span><text:span text:style-name="T1">into</text:span><text:span text:style-name="T2"> Reviews </text:span><text:span text:style-name="T1">values</text:span></text:p>
      <text:p text:style-name="P1"><text:span text:style-name="T3">(</text:span><text:span text:style-name="T2">1</text:span><text:span text:style-name="T3">,</text:span><text:span text:style-name="T2">1</text:span><text:span text:style-name="T3">,</text:span><text:span text:style-name="T4">'John Smith'</text:span><text:span text:style-name="T3">,</text:span><text:span text:style-name="T2"> </text:span><text:span text:style-name="T4">'My First Review'</text:span><text:span text:style-name="T3">,</text:span><text:span text:style-name="T2">4</text:span><text:span text:style-name="T3">,</text:span><text:span text:style-name="T4">'2017-12-10 05:50:11'</text:span><text:span text:style-name="T3">),</text:span></text:p>
      <text:p text:style-name="P1"><text:span text:style-name="T3">(</text:span><text:span text:style-name="T2">2</text:span><text:span text:style-name="T3">,</text:span><text:span text:style-name="T2">2</text:span><text:span text:style-name="T3">,</text:span><text:span text:style-name="T4">'John Smith'</text:span><text:span text:style-name="T3">,</text:span><text:span text:style-name="T4">'My Second Review'</text:span><text:span text:style-name="T3">,</text:span><text:span text:style-name="T2"> 5</text:span><text:span text:style-name="T3">,</text:span><text:span text:style-name="T2"> </text:span><text:span text:style-name="T4">'2017-10-13 15:05:12'</text:span><text:span text:style-name="T3">),</text:span></text:p>
      <text:p text:style-name="P1"><text:span text:style-name="T3">(</text:span><text:span text:style-name="T2">3</text:span><text:span text:style-name="T3">,</text:span><text:span text:style-name="T2">3</text:span><text:span text:style-name="T3">,</text:span><text:span text:style-name="T4">'Alice Walker'</text:span><text:span text:style-name="T3">,</text:span><text:span text:style-name="T4">'Another Review'</text:span><text:span text:style-name="T3">,</text:span><text:span text:style-name="T2">1</text:span><text:span text:style-name="T3">,</text:span><text:span text:style-name="T4">'2017-10-22 23:47:10'</text:span><text:span text:style-name="T3">)</text:span></text:p>
      <text:p text:style-name="P3"/>
      <text:p text:style-name="P3"/>
      <text:p text:style-name="P1"><text:span text:style-name="T1">select</text:span><text:span text:style-name="T2"> </text:span><text:span text:style-name="T3">*</text:span><text:span text:style-name="T2"> </text:span><text:span text:style-name="T1">from</text:span><text:span text:style-name="T2"> Reviews</text:span></text:p>
      <text:p text:style-name="P3"/>
      <text:p text:style-name="P3"/>
      <text:p text:style-name="P3"/>
      <text:p text:style-name="P3"/>
      <text:p text:style-name="P3"/>
      <text:p text:style-name="P5">--table3</text:p>
      <text:p text:style-name="P1"><text:span text:style-name="T1">create</text:span><text:span text:style-name="T2"> </text:span><text:span text:style-name="T1">table</text:span><text:span text:style-name="T2"> Customer</text:span></text:p>
      <text:p text:style-name="P3"/>
      <text:p text:style-name="P1"><text:span text:style-name="T3">(</text:span><text:span text:style-name="T2">Cust_ID </text:span><text:span text:style-name="T1">int</text:span><text:span text:style-name="T3">,</text:span></text:p>
      <text:p text:style-name="P3"/>
      <text:p text:style-name="P1"><text:span text:style-name="T2">Customer_Name </text:span><text:span text:style-name="T1">varchar</text:span><text:span text:style-name="T3">(</text:span><text:span text:style-name="T2">15</text:span><text:span text:style-name="T3">),</text:span></text:p>
      <text:p text:style-name="P3"/>
      <text:p text:style-name="P1"><text:span text:style-name="T2">Age </text:span><text:span text:style-name="T1">int</text:span><text:span text:style-name="T3">,</text:span></text:p>
      <text:p text:style-name="P3"><text:soft-page-break/></text:p>
      <text:p text:style-name="P1"><text:span text:style-name="T1">Address</text:span><text:span text:style-name="T2"> </text:span><text:span text:style-name="T1">varchar</text:span><text:span text:style-name="T3">(</text:span><text:span text:style-name="T2">20</text:span><text:span text:style-name="T3">),</text:span></text:p>
      <text:p text:style-name="P3"/>
      <text:p text:style-name="P1"><text:span text:style-name="T2">Salary </text:span><text:span text:style-name="T1">float</text:span><text:span text:style-name="T3">)</text:span></text:p>
      <text:p text:style-name="P3"/>
      <text:p text:style-name="P3"/>
      <text:p text:style-name="P1"><text:span text:style-name="T1">insert</text:span><text:span text:style-name="T2"> </text:span><text:span text:style-name="T1">into</text:span><text:span text:style-name="T2"> Customer </text:span><text:span text:style-name="T1">values</text:span></text:p>
      <text:p text:style-name="P3"/>
      <text:p text:style-name="P1"><text:span text:style-name="T3">(</text:span><text:span text:style-name="T2">1</text:span><text:span text:style-name="T3">,</text:span><text:span text:style-name="T2"> </text:span><text:span text:style-name="T4">'Ramesh'</text:span><text:span text:style-name="T3">,</text:span><text:span text:style-name="T2">32</text:span><text:span text:style-name="T3">,</text:span><text:span text:style-name="T4">'Ahemedabad'</text:span><text:span text:style-name="T3">,</text:span><text:span text:style-name="T2">2000.00</text:span><text:span text:style-name="T3">),</text:span></text:p>
      <text:p text:style-name="P3"/>
      <text:p text:style-name="P1"><text:span text:style-name="T3">(</text:span><text:span text:style-name="T2">2</text:span><text:span text:style-name="T3">,</text:span><text:span text:style-name="T4">'Khilan'</text:span><text:span text:style-name="T3">,</text:span><text:span text:style-name="T2"> 25</text:span><text:span text:style-name="T3">,</text:span><text:span text:style-name="T4">'Delhi'</text:span><text:span text:style-name="T3">,</text:span><text:span text:style-name="T2">1500.00</text:span><text:span text:style-name="T3">),</text:span></text:p>
      <text:p text:style-name="P3"/>
      <text:p text:style-name="P1"><text:span text:style-name="T3">(</text:span><text:span text:style-name="T2">3</text:span><text:span text:style-name="T3">,</text:span><text:span text:style-name="T4">'Kaushik'</text:span><text:span text:style-name="T3">,</text:span><text:span text:style-name="T2">23</text:span><text:span text:style-name="T3">,</text:span><text:span text:style-name="T4">'Kota'</text:span><text:span text:style-name="T3">,</text:span><text:span text:style-name="T2">2000.00</text:span><text:span text:style-name="T3">),</text:span></text:p>
      <text:p text:style-name="P3"/>
      <text:p text:style-name="P1"><text:span text:style-name="T3">(</text:span><text:span text:style-name="T2">4</text:span><text:span text:style-name="T3">,</text:span><text:span text:style-name="T4">'Chaitali'</text:span><text:span text:style-name="T3">,</text:span><text:span text:style-name="T2">25</text:span><text:span text:style-name="T3">,</text:span><text:span text:style-name="T4">'Mumbai'</text:span><text:span text:style-name="T3">,</text:span><text:span text:style-name="T2">6500.00</text:span><text:span text:style-name="T3">),</text:span></text:p>
      <text:p text:style-name="P3"/>
      <text:p text:style-name="P1"><text:span text:style-name="T3">(</text:span><text:span text:style-name="T2">5</text:span><text:span text:style-name="T3">,</text:span><text:span text:style-name="T4">'Hardik'</text:span><text:span text:style-name="T3">,</text:span><text:span text:style-name="T2">27</text:span><text:span text:style-name="T3">,</text:span><text:span text:style-name="T4">'Bhopal'</text:span><text:span text:style-name="T3">,</text:span><text:span text:style-name="T2">8500.00</text:span><text:span text:style-name="T3">),</text:span></text:p>
      <text:p text:style-name="P3"/>
      <text:p text:style-name="P1"><text:span text:style-name="T3">(</text:span><text:span text:style-name="T2">6</text:span><text:span text:style-name="T3">,</text:span><text:span text:style-name="T4">'Komal'</text:span><text:span text:style-name="T3">,</text:span><text:span text:style-name="T2">22</text:span><text:span text:style-name="T3">,</text:span><text:span text:style-name="T4">'MP'</text:span><text:span text:style-name="T3">,</text:span><text:span text:style-name="T2">4500.00</text:span><text:span text:style-name="T3">),</text:span></text:p>
      <text:p text:style-name="P3"/>
      <text:p text:style-name="P1"><text:span text:style-name="T3">(</text:span><text:span text:style-name="T2">7</text:span><text:span text:style-name="T3">,</text:span><text:span text:style-name="T4">'Muffy'</text:span><text:span text:style-name="T3">,</text:span><text:span text:style-name="T2">24</text:span><text:span text:style-name="T3">,</text:span><text:span text:style-name="T4">'Indore'</text:span><text:span text:style-name="T3">,</text:span><text:span text:style-name="T2">10000.00</text:span><text:span text:style-name="T3">)</text:span></text:p>
      <text:p text:style-name="P3"/>
      <text:p text:style-name="P1"><text:span text:style-name="T1">select</text:span><text:span text:style-name="T2"> </text:span><text:span text:style-name="T3">*</text:span><text:span text:style-name="T2"> </text:span><text:span text:style-name="T1">from</text:span><text:span text:style-name="T2"> Customer</text:span></text:p>
      <text:p text:style-name="P3"/>
      <text:p text:style-name="P3"/>
      <text:p text:style-name="P5">--table4</text:p>
      <text:p text:style-name="P3"/>
      <text:p text:style-name="P1"><text:span text:style-name="T1">create</text:span><text:span text:style-name="T2"> </text:span><text:span text:style-name="T1">table</text:span><text:span text:style-name="T2"> Orders</text:span></text:p>
      <text:p text:style-name="P3"/>
      <text:p text:style-name="P1"><text:span text:style-name="T3">(</text:span><text:span text:style-name="T2">OID </text:span><text:span text:style-name="T1">int</text:span><text:span text:style-name="T3">,</text:span></text:p>
      <text:p text:style-name="P3"><text:soft-page-break/></text:p>
      <text:p text:style-name="P1"><text:span text:style-name="T2">Order_Date </text:span><text:span text:style-name="T1">DateTime</text:span><text:span text:style-name="T3">,</text:span></text:p>
      <text:p text:style-name="P3"/>
      <text:p text:style-name="P1"><text:span text:style-name="T2">Customer_ID </text:span><text:span text:style-name="T1">int</text:span><text:span text:style-name="T3">,</text:span></text:p>
      <text:p text:style-name="P3"/>
      <text:p text:style-name="P1"><text:span text:style-name="T2">Amount </text:span><text:span text:style-name="T1">int</text:span><text:span text:style-name="T3">)</text:span></text:p>
      <text:p text:style-name="P3"/>
      <text:p text:style-name="P1"><text:span text:style-name="T1">insert</text:span><text:span text:style-name="T2"> </text:span><text:span text:style-name="T1">into</text:span><text:span text:style-name="T2"> Orders </text:span><text:span text:style-name="T1">values</text:span></text:p>
      <text:p text:style-name="P3"/>
      <text:p text:style-name="P1"><text:span text:style-name="T3">(</text:span><text:span text:style-name="T2">102</text:span><text:span text:style-name="T3">,</text:span><text:span text:style-name="T4">'2009-10-08 00:00:00'</text:span><text:span text:style-name="T3">,</text:span><text:span text:style-name="T2">3</text:span><text:span text:style-name="T3">,</text:span><text:span text:style-name="T2">3000</text:span><text:span text:style-name="T3">),</text:span></text:p>
      <text:p text:style-name="P3"/>
      <text:p text:style-name="P1"><text:span text:style-name="T3">(</text:span><text:span text:style-name="T2">101</text:span><text:span text:style-name="T3">,</text:span><text:span text:style-name="T2"> </text:span><text:span text:style-name="T4">'2009-10-08 00:00:00'</text:span><text:span text:style-name="T3">,</text:span><text:span text:style-name="T2">3</text:span><text:span text:style-name="T3">,</text:span><text:span text:style-name="T2">1500</text:span><text:span text:style-name="T3">),</text:span></text:p>
      <text:p text:style-name="P3"/>
      <text:p text:style-name="P1"><text:span text:style-name="T3">(</text:span><text:span text:style-name="T2">100</text:span><text:span text:style-name="T3">,</text:span><text:span text:style-name="T4">'2009-11-20 00:00:00'</text:span><text:span text:style-name="T3">,</text:span><text:span text:style-name="T2">2</text:span><text:span text:style-name="T3">,</text:span><text:span text:style-name="T2">1560</text:span><text:span text:style-name="T3">),</text:span></text:p>
      <text:p text:style-name="P3"/>
      <text:p text:style-name="P1"><text:span text:style-name="T3">(</text:span><text:span text:style-name="T2">103</text:span><text:span text:style-name="T3">,</text:span><text:span text:style-name="T4">'2008-05-20 00:00:00'</text:span><text:span text:style-name="T3">,</text:span><text:span text:style-name="T2">4</text:span><text:span text:style-name="T3">,</text:span><text:span text:style-name="T2">2060</text:span><text:span text:style-name="T3">)</text:span></text:p>
      <text:p text:style-name="P1"><text:span text:style-name="T1">select</text:span><text:span text:style-name="T2"> </text:span><text:span text:style-name="T3">*</text:span><text:span text:style-name="T2"> </text:span><text:span text:style-name="T1">from</text:span><text:span text:style-name="T2"> Orders</text:span></text:p>
      <text:p text:style-name="P3"/>
      <text:p text:style-name="P3"/>
      <text:p text:style-name="P5">--table 5<text:tab/></text:p>
      <text:p text:style-name="P1"><text:span text:style-name="T1">create</text:span><text:span text:style-name="T2"> </text:span><text:span text:style-name="T1">table</text:span><text:span text:style-name="T2"> Employee</text:span></text:p>
      <text:p text:style-name="P1"><text:span text:style-name="T3">(</text:span><text:span text:style-name="T2">Empid </text:span><text:span text:style-name="T1">int</text:span><text:span text:style-name="T3">,</text:span></text:p>
      <text:p text:style-name="P1"><text:span text:style-name="T2">Emp_Name </text:span><text:span text:style-name="T1">varchar</text:span><text:span text:style-name="T3">(</text:span><text:span text:style-name="T2">15</text:span><text:span text:style-name="T3">),</text:span></text:p>
      <text:p text:style-name="P1"><text:span text:style-name="T2">Age </text:span><text:span text:style-name="T1">int</text:span><text:span text:style-name="T3">,</text:span></text:p>
      <text:p text:style-name="P1"><text:span text:style-name="T1">Address</text:span><text:span text:style-name="T2"> </text:span><text:span text:style-name="T1">varchar</text:span><text:span text:style-name="T3">(</text:span><text:span text:style-name="T2">15</text:span><text:span text:style-name="T3">),</text:span></text:p>
      <text:p text:style-name="P1"><text:span text:style-name="T2">Salary </text:span><text:span text:style-name="T1">float</text:span><text:span text:style-name="T3">)</text:span></text:p>
      <text:p text:style-name="P3"/>
      <text:p text:style-name="P1"><text:span text:style-name="T1">insert</text:span><text:span text:style-name="T2"> </text:span><text:span text:style-name="T1">into</text:span><text:span text:style-name="T2"> Employee </text:span><text:span text:style-name="T1">values</text:span></text:p>
      <text:p text:style-name="P1"><text:span text:style-name="T3">(</text:span><text:span text:style-name="T2">1</text:span><text:span text:style-name="T3">,</text:span><text:span text:style-name="T2"> </text:span><text:span text:style-name="T4">'Ramesh'</text:span><text:span text:style-name="T3">,</text:span><text:span text:style-name="T2">32</text:span><text:span text:style-name="T3">,</text:span><text:span text:style-name="T4">'Ahemedabad'</text:span><text:span text:style-name="T3">,</text:span><text:span text:style-name="T2">2000.00</text:span><text:span text:style-name="T3">),</text:span></text:p>
      <text:p text:style-name="P1"><text:span text:style-name="T3">(</text:span><text:span text:style-name="T2">2</text:span><text:span text:style-name="T3">,</text:span><text:span text:style-name="T4">'Khilan'</text:span><text:span text:style-name="T3">,</text:span><text:span text:style-name="T2"> 25</text:span><text:span text:style-name="T3">,</text:span><text:span text:style-name="T4">'Delhi'</text:span><text:span text:style-name="T3">,</text:span><text:span text:style-name="T2">1500.00</text:span><text:span text:style-name="T3">),</text:span></text:p>
      <text:p text:style-name="P1"><text:soft-page-break/><text:span text:style-name="T3">(</text:span><text:span text:style-name="T2">3</text:span><text:span text:style-name="T3">,</text:span><text:span text:style-name="T4">'Kaushik'</text:span><text:span text:style-name="T3">,</text:span><text:span text:style-name="T2">23</text:span><text:span text:style-name="T3">,</text:span><text:span text:style-name="T4">'Kota'</text:span><text:span text:style-name="T3">,</text:span><text:span text:style-name="T2">2000.00</text:span><text:span text:style-name="T3">),</text:span></text:p>
      <text:p text:style-name="P1"><text:span text:style-name="T3">(</text:span><text:span text:style-name="T2">4</text:span><text:span text:style-name="T3">,</text:span><text:span text:style-name="T4">'Chaitali'</text:span><text:span text:style-name="T3">,</text:span><text:span text:style-name="T2">25</text:span><text:span text:style-name="T3">,</text:span><text:span text:style-name="T4">'Mumbai'</text:span><text:span text:style-name="T3">,</text:span><text:span text:style-name="T2">6500.00</text:span><text:span text:style-name="T3">),</text:span></text:p>
      <text:p text:style-name="P1"><text:span text:style-name="T3">(</text:span><text:span text:style-name="T2">5</text:span><text:span text:style-name="T3">,</text:span><text:span text:style-name="T4">'Hardik'</text:span><text:span text:style-name="T3">,</text:span><text:span text:style-name="T2">27</text:span><text:span text:style-name="T3">,</text:span><text:span text:style-name="T4">'Bhopal'</text:span><text:span text:style-name="T3">,</text:span><text:span text:style-name="T2">8500.00</text:span><text:span text:style-name="T3">),</text:span></text:p>
      <text:p text:style-name="P1"><text:span text:style-name="T3">(</text:span><text:span text:style-name="T2">6</text:span><text:span text:style-name="T3">,</text:span><text:span text:style-name="T4">'Komal'</text:span><text:span text:style-name="T3">,</text:span><text:span text:style-name="T2">22</text:span><text:span text:style-name="T3">,</text:span><text:span text:style-name="T4">'MP'</text:span><text:span text:style-name="T3">,null),</text:span></text:p>
      <text:p text:style-name="P1"><text:span text:style-name="T3">(</text:span><text:span text:style-name="T2">7</text:span><text:span text:style-name="T3">,</text:span><text:span text:style-name="T4">'Muffy'</text:span><text:span text:style-name="T3">,</text:span><text:span text:style-name="T2">24</text:span><text:span text:style-name="T3">,</text:span><text:span text:style-name="T4">'Indore'</text:span><text:span text:style-name="T3">,null)</text:span></text:p>
      <text:p text:style-name="P3"/>
      <text:p text:style-name="P1"><text:span text:style-name="T1">select</text:span><text:span text:style-name="T2"> </text:span><text:span text:style-name="T3">*</text:span><text:span text:style-name="T2"> </text:span><text:span text:style-name="T1">from</text:span><text:span text:style-name="T2"> Employee</text:span></text:p>
      <text:p text:style-name="P3"/>
      <text:p text:style-name="P3"/>
      <text:p text:style-name="P3"/>
      <text:p text:style-name="P3"/>
      <text:p text:style-name="P3"/>
      <text:p text:style-name="P5">-- Queries </text:p>
      <text:p text:style-name="P5">--query1</text:p>
      <text:p text:style-name="P1"><text:span text:style-name="T1">select</text:span><text:span text:style-name="T2"> </text:span><text:span text:style-name="T3">*</text:span><text:span text:style-name="T2"> </text:span><text:span text:style-name="T1">from</text:span><text:span text:style-name="T2"> books </text:span><text:span text:style-name="T1">where</text:span><text:span text:style-name="T2"> author </text:span><text:span text:style-name="T3">like</text:span><text:span text:style-name="T4">'%er'</text:span></text:p>
      <text:p text:style-name="P2"><draw:frame draw:style-name="fr1" draw:name="1" text:anchor-type="as-char" svg:width="6in" style:rel-width="scale" svg:height="3.3752in" style:rel-height="scale" draw:z-index="0"><draw:object-ole xlink:href="./OleObj1" xlink:type="simple" xlink:show="embed" xlink:actuate="onLoad"/><draw:image xlink:href="./ObjectReplacements/OleObj1" xlink:type="simple" xlink:show="embed" xlink:actuate="onLoad"/></draw:frame></text:p>
      <text:p text:style-name="P4"/>
      <text:p text:style-name="P4"/>
      <text:p text:style-name="P3"/>
      <text:p text:style-name="P3"/>
      <text:p text:style-name="P5"><text:soft-page-break/>--query2<text:tab/></text:p>
      <text:p text:style-name="P1"><text:span text:style-name="T1">select</text:span><text:span text:style-name="T2"> b</text:span><text:span text:style-name="T3">.</text:span><text:span text:style-name="T2">title</text:span><text:span text:style-name="T3">,</text:span><text:span text:style-name="T2"> b</text:span><text:span text:style-name="T3">.</text:span><text:span text:style-name="T2">author</text:span><text:span text:style-name="T3">,</text:span><text:span text:style-name="T2"> r</text:span><text:span text:style-name="T3">.</text:span><text:span text:style-name="T2">reviewer_name</text:span></text:p>
      <text:p text:style-name="P1"><text:span text:style-name="T1">from</text:span><text:span text:style-name="T2"> books b</text:span></text:p>
      <text:p text:style-name="P1"><text:span text:style-name="T3">join</text:span><text:span text:style-name="T2"> reviews r </text:span><text:span text:style-name="T1">on</text:span><text:span text:style-name="T2"> b</text:span><text:span text:style-name="T3">.</text:span><text:span text:style-name="T2">id </text:span><text:span text:style-name="T3">=</text:span><text:span text:style-name="T2"> r</text:span><text:span text:style-name="T3">.</text:span><text:span text:style-name="T2">book_id</text:span><text:span text:style-name="T3">;</text:span></text:p>
      <text:p text:style-name="P2"><draw:frame draw:style-name="fr1" draw:name="2" text:anchor-type="as-char" svg:width="6in" style:rel-width="scale" svg:height="3.3752in" style:rel-height="scale" draw:z-index="1"><draw:object-ole xlink:href="./OleObj2" xlink:type="simple" xlink:show="embed" xlink:actuate="onLoad"/><draw:image xlink:href="./ObjectReplacements/OleObj2" xlink:type="simple" xlink:show="embed" xlink:actuate="onLoad"/></draw:frame></text:p>
      <text:p text:style-name="P3"/>
      <text:p text:style-name="P3"/>
      <text:p text:style-name="P5">--query3</text:p>
      <text:p text:style-name="P1"><text:span text:style-name="T1">select</text:span><text:span text:style-name="T2"> reviewer_name </text:span><text:span text:style-name="T1">from</text:span><text:span text:style-name="T2"> reviews</text:span></text:p>
      <text:p text:style-name="P1"><text:span text:style-name="T1">group</text:span><text:span text:style-name="T2"> </text:span><text:span text:style-name="T1">by</text:span><text:span text:style-name="T2"> reviewer_name</text:span></text:p>
      <text:p text:style-name="P1"><text:span text:style-name="T1">having</text:span><text:span text:style-name="T2"> </text:span><text:span text:style-name="T5">count</text:span><text:span text:style-name="T3">(</text:span><text:span text:style-name="T1">distinct</text:span><text:span text:style-name="T2"> book_id</text:span><text:span text:style-name="T3">)</text:span><text:span text:style-name="T2"> </text:span><text:span text:style-name="T3">&gt;</text:span><text:span text:style-name="T2"> 1</text:span><text:span text:style-name="T3">;</text:span></text:p>
      <text:p text:style-name="P4"/>
      <text:p text:style-name="P2"><text:soft-page-break/><draw:frame draw:style-name="fr1" draw:name="3" text:anchor-type="as-char" svg:width="6in" style:rel-width="scale" svg:height="3.3752in" style:rel-height="scale" draw:z-index="2"><draw:object-ole xlink:href="./OleObj3" xlink:type="simple" xlink:show="embed" xlink:actuate="onLoad"/><draw:image xlink:href="./ObjectReplacements/OleObj3" xlink:type="simple" xlink:show="embed" xlink:actuate="onLoad"/></draw:frame></text:p>
      <text:p text:style-name="P3"/>
      <text:p text:style-name="P3"/>
      <text:p text:style-name="P5">--query4</text:p>
      <text:p text:style-name="P3"/>
      <text:p text:style-name="P1"><text:span text:style-name="T1">select</text:span><text:span text:style-name="T2"> Customer_Name </text:span><text:span text:style-name="T1">from</text:span><text:span text:style-name="T2"> Customer </text:span><text:span text:style-name="T1">where</text:span><text:span text:style-name="T2"> </text:span><text:span text:style-name="T1">Address</text:span><text:span text:style-name="T2"> </text:span><text:span text:style-name="T3">like</text:span><text:span text:style-name="T2"> </text:span><text:span text:style-name="T4">'%o%'</text:span><text:span text:style-name="T3">;</text:span></text:p>
      <text:p text:style-name="P3"/>
      <text:p text:style-name="P2"><draw:frame draw:style-name="fr1" draw:name="4" text:anchor-type="as-char" svg:width="6in" style:rel-width="scale" svg:height="3.3752in" style:rel-height="scale" draw:z-index="3"><draw:object-ole xlink:href="./OleObj4" xlink:type="simple" xlink:show="embed" xlink:actuate="onLoad"/><draw:image xlink:href="./ObjectReplacements/OleObj4" xlink:type="simple" xlink:show="embed" xlink:actuate="onLoad"/></draw:frame></text:p>
      <text:p text:style-name="P3"/>
      <text:p text:style-name="P5">--query5</text:p>
      <text:p text:style-name="P3"><text:soft-page-break/></text:p>
      <text:p text:style-name="P1"><text:span text:style-name="T1">select</text:span><text:span text:style-name="T2"> Order_Date</text:span><text:span text:style-name="T3">,</text:span><text:span text:style-name="T2"> </text:span><text:span text:style-name="T5">count</text:span><text:span text:style-name="T3">(</text:span><text:span text:style-name="T2">Customer_ID</text:span><text:span text:style-name="T3">)</text:span><text:span text:style-name="T2"> </text:span><text:span text:style-name="T1">AS</text:span><text:span text:style-name="T2"> Total_Customers</text:span></text:p>
      <text:p text:style-name="P3"/>
      <text:p text:style-name="P1"><text:span text:style-name="T1">from</text:span><text:span text:style-name="T2"> Orders</text:span></text:p>
      <text:p text:style-name="P3"/>
      <text:p text:style-name="P1"><text:span text:style-name="T1">group</text:span><text:span text:style-name="T2"> </text:span><text:span text:style-name="T1">by</text:span><text:span text:style-name="T2"> Order_Date</text:span></text:p>
      <text:p text:style-name="P3"/>
      <text:p text:style-name="P1"><text:span text:style-name="T1">having</text:span><text:span text:style-name="T2"> </text:span><text:span text:style-name="T5">count</text:span><text:span text:style-name="T3">(</text:span><text:span text:style-name="T2">Customer_ID</text:span><text:span text:style-name="T3">)</text:span><text:span text:style-name="T2"> </text:span><text:span text:style-name="T3">&gt;</text:span><text:span text:style-name="T2"> 1</text:span><text:span text:style-name="T3">;</text:span></text:p>
      <text:p text:style-name="P3"/>
      <text:p text:style-name="P2"><draw:frame draw:style-name="fr1" draw:name="5" text:anchor-type="as-char" svg:width="6in" style:rel-width="scale" svg:height="3.3752in" style:rel-height="scale" draw:z-index="4"><draw:object-ole xlink:href="./OleObj5" xlink:type="simple" xlink:show="embed" xlink:actuate="onLoad"/><draw:image xlink:href="./ObjectReplacements/OleObj5" xlink:type="simple" xlink:show="embed" xlink:actuate="onLoad"/></draw:frame></text:p>
      <text:p text:style-name="P3"/>
      <text:p text:style-name="P5">--query6</text:p>
      <text:p text:style-name="P1"><text:span text:style-name="T1">select</text:span><text:span text:style-name="T2"> </text:span><text:span text:style-name="T5">lower</text:span><text:span text:style-name="T3">(</text:span><text:span text:style-name="T2">Emp_Name</text:span><text:span text:style-name="T3">)</text:span><text:span text:style-name="T2"> </text:span><text:span text:style-name="T1">as</text:span><text:span text:style-name="T2"> LowercaseName </text:span><text:span text:style-name="T1">from</text:span><text:span text:style-name="T2"> Employee </text:span><text:span text:style-name="T1">where</text:span><text:span text:style-name="T2"> Salary </text:span><text:span text:style-name="T3">is</text:span><text:span text:style-name="T2"> </text:span><text:span text:style-name="T3">null;</text:span></text:p>
      <text:p text:style-name="P2"><text:soft-page-break/><draw:frame draw:style-name="fr1" draw:name="6" text:anchor-type="as-char" svg:width="6in" style:rel-width="scale" svg:height="3.3752in" style:rel-height="scale" draw:z-index="5"><draw:object-ole xlink:href="./OleObj6" xlink:type="simple" xlink:show="embed" xlink:actuate="onLoad"/><draw:image xlink:href="./ObjectReplacements/OleObj6" xlink:type="simple" xlink:show="embed" xlink:actuate="onLoad"/></draw:frame></text:p>
      <text:p text:style-name="P3"/>
      <text:p text:style-name="P3"/>
      <text:p text:style-name="P5">--query7</text:p>
      <text:p text:style-name="P1"><text:span text:style-name="T1">select</text:span><text:span text:style-name="T2"> Gender</text:span><text:span text:style-name="T3">,</text:span><text:span text:style-name="T2"> </text:span><text:span text:style-name="T5">count</text:span><text:span text:style-name="T3">(*)</text:span><text:span text:style-name="T2"> </text:span><text:span text:style-name="T1">as</text:span><text:span text:style-name="T2"> TotalCount </text:span><text:span text:style-name="T1">from</text:span><text:span text:style-name="T2"> Student_Details</text:span></text:p>
      <text:p text:style-name="P1"><text:span text:style-name="T1">group</text:span><text:span text:style-name="T2"> </text:span><text:span text:style-name="T1">by</text:span><text:span text:style-name="T2"> <text:s/>Gender</text:span><text:span text:style-name="T3">;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1" svg:font-family="Calibri"/>
    <style:font-face style:name="Consolas" svg:font-family="Consolas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meta:document-statistic meta:table-count="0" meta:image-count="0" meta:object-count="6" meta:page-count="9" meta:paragraph-count="101" meta:word-count="288" meta:character-count="2506" meta:non-whitespace-character-count="2319"/>
  </office:meta>
</office:document-meta>
</file>